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1000001A09F66287C28419837.png" manifest:media-type="image/png"/>
  <manifest:file-entry manifest:full-path="Pictures/10000001000003280000007495FA9C8300DF5F12.png" manifest:media-type="image/png"/>
  <manifest:file-entry manifest:full-path="Pictures/10000001000002930000033AB90284017C71F9CE.png" manifest:media-type="image/png"/>
  <manifest:file-entry manifest:full-path="Pictures/1000000100000328000000DD54BC8224F6DFCDE2.png" manifest:media-type="image/png"/>
  <manifest:file-entry manifest:full-path="Pictures/100000010000029400000271A4351851BFF007D7.png" manifest:media-type="image/png"/>
  <manifest:file-entry manifest:full-path="Pictures/10000001000002840000038E6A674242AF81A453.png" manifest:media-type="image/png"/>
  <manifest:file-entry manifest:full-path="Pictures/1000000100000226000001D96D0FFC7F8F251679.png" manifest:media-type="image/png"/>
  <manifest:file-entry manifest:full-path="Pictures/10000001000003210000006B87268E27C6A03E00.png" manifest:media-type="image/png"/>
  <manifest:file-entry manifest:full-path="Pictures/1000000100000328000000A1D670DF65BF78853A.png" manifest:media-type="image/png"/>
  <manifest:file-entry manifest:full-path="Pictures/1000000100000328000000DDE31DB9212D4ED6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13c33" officeooo:paragraph-rsid="00113c33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13c33" officeooo:paragraph-rsid="00113c3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 fo:break-before="page"/>
      <style:text-properties fo:font-size="12pt" fo:font-weight="normal" officeooo:rsid="00113c33" officeooo:paragraph-rsid="00113c33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M LABSHEET4</text:p>
      <text:p text:style-name="P2">1.</text:p>
      <text:p text:style-name="P2"><draw:frame draw:style-name="fr1" draw:name="Image9" text:anchor-type="char" svg:x="0.072cm" svg:y="16.695cm" svg:width="17cm" svg:height="4.65cm" draw:z-index="6"><draw:image xlink:href="Pictures/1000000100000328000000DDE31DB9212D4ED625.png" xlink:type="simple" xlink:show="embed" xlink:actuate="onLoad" draw:mime-type="image/png"/></draw:frame><draw:frame draw:style-name="fr4" draw:name="Image1" text:anchor-type="char" svg:width="14.552cm" svg:height="12.515cm" draw:z-index="7"><draw:image xlink:href="Pictures/1000000100000226000001D96D0FFC7F8F251679.png" xlink:type="simple" xlink:show="embed" xlink:actuate="onLoad" draw:mime-type="image/png"/></draw:frame></text:p>
      <text:p text:style-name="P3">2.</text:p>
      <text:p text:style-name="P2"><draw:frame draw:style-name="fr3" draw:name="Image2" text:anchor-type="char" svg:width="17cm" svg:height="16.097cm" draw:z-index="0"><draw:image xlink:href="Pictures/100000010000029400000271A4351851BFF007D7.png" xlink:type="simple" xlink:show="embed" xlink:actuate="onLoad" draw:mime-type="image/png"/></draw:frame><draw:frame draw:style-name="fr1" draw:name="Image8" text:anchor-type="char" svg:x="0cm" svg:y="18.165cm" svg:width="17cm" svg:height="4.65cm" draw:z-index="4"><draw:image xlink:href="Pictures/1000000100000328000000DD54BC8224F6DFCDE2.png" xlink:type="simple" xlink:show="embed" xlink:actuate="onLoad" draw:mime-type="image/png"/></draw:frame></text:p>
      <text:p text:style-name="P3">3.</text:p>
      <text:p text:style-name="P2"><draw:frame draw:style-name="fr3" draw:name="Image3" text:anchor-type="char" svg:width="17cm" svg:height="21.308cm" draw:z-index="1"><draw:image xlink:href="Pictures/10000001000002930000033AB90284017C71F9CE.png" xlink:type="simple" xlink:show="embed" xlink:actuate="onLoad" draw:mime-type="image/png"/></draw:frame><draw:frame draw:style-name="fr1" draw:name="Image7" text:anchor-type="char" svg:x="0cm" svg:y="23.527cm" svg:width="17cm" svg:height="2.439cm" draw:z-index="3"><draw:image xlink:href="Pictures/10000001000003280000007495FA9C8300DF5F12.png" xlink:type="simple" xlink:show="embed" xlink:actuate="onLoad" draw:mime-type="image/png"/></draw:frame></text:p>
      <text:p text:style-name="P3">4.</text:p>
      <text:p text:style-name="P2"><draw:frame draw:style-name="fr2" draw:name="Image4" text:anchor-type="char" svg:width="14.864cm" svg:height="21.003cm" draw:z-index="8"><draw:image xlink:href="Pictures/10000001000002840000038E6A674242AF81A453.png" xlink:type="simple" xlink:show="embed" xlink:actuate="onLoad" draw:mime-type="image/png"/></draw:frame><draw:frame draw:style-name="fr1" draw:name="Image10" text:anchor-type="char" svg:x="0.93cm" svg:y="22.267cm" svg:width="17cm" svg:height="3.387cm" draw:z-index="9"><draw:image xlink:href="Pictures/1000000100000328000000A1D670DF65BF78853A.png" xlink:type="simple" xlink:show="embed" xlink:actuate="onLoad" draw:mime-type="image/png"/></draw:frame></text:p>
      <text:p text:style-name="P3">5.</text:p>
      <text:p text:style-name="P2"><draw:frame draw:style-name="fr3" draw:name="Image5" text:anchor-type="char" svg:width="17cm" svg:height="10.763cm" draw:z-index="2"><draw:image xlink:href="Pictures/1000000100000291000001A09F66287C28419837.png" xlink:type="simple" xlink:show="embed" xlink:actuate="onLoad" draw:mime-type="image/png"/></draw:frame><draw:frame draw:style-name="fr1" draw:name="Image6" text:anchor-type="char" svg:x="-0.143cm" svg:y="14.517cm" svg:width="17cm" svg:height="2.27cm" draw:z-index="5"><draw:image xlink:href="Pictures/10000001000003210000006B87268E27C6A03E0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16:52:00.978978327</meta:creation-date>
    <dc:date>2024-04-18T21:11:29.401091477</dc:date>
    <meta:editing-duration>PT4H5M18S</meta:editing-duration>
    <meta:editing-cycles>2</meta:editing-cycles>
    <meta:generator>LibreOffice/7.3.7.2$Linux_X86_64 LibreOffice_project/30$Build-2</meta:generator>
    <meta:document-statistic meta:table-count="0" meta:image-count="10" meta:object-count="0" meta:page-count="5" meta:paragraph-count="6" meta:word-count="7" meta:character-count="23" meta:non-whitespace-character-count="22"/>
  </office:meta>
</office:document-meta>
</file>